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7cm"/>
    </style:style>
    <style:style style:name="Table1.D" style:family="table-column">
      <style:table-column-properties style:column-width="2.305cm"/>
    </style:style>
    <style:style style:name="Table1.E" style:family="table-column">
      <style:table-column-properties style:column-width="12.6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17.009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17.009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009cm" fo:margin-left="0cm" table:align="left"/>
    </style:style>
    <style:style style:name="Table10.A" style:family="table-column">
      <style:table-column-properties style:column-width="17.009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.009cm" fo:margin-left="0cm" table:align="left"/>
    </style:style>
    <style:style style:name="Table11.A" style:family="table-column">
      <style:table-column-properties style:column-width="17.009cm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18ff5c"/>
    </style:style>
    <style:style style:name="P2" style:family="paragraph" style:parent-style-name="Text_20_body" style:list-style-name="L1">
      <style:text-properties officeooo:rsid="001a11ca" officeooo:paragraph-rsid="001a11ca"/>
    </style:style>
    <style:style style:name="P3" style:family="paragraph" style:parent-style-name="Text_20_body" style:list-style-name="L1">
      <style:text-properties officeooo:rsid="001bdff4" officeooo:paragraph-rsid="001bdff4"/>
    </style:style>
    <style:style style:name="P4" style:family="paragraph" style:parent-style-name="Text_20_body">
      <style:text-properties officeooo:paragraph-rsid="001bdff4"/>
    </style:style>
    <style:style style:name="P5" style:family="paragraph" style:parent-style-name="Text_20_body">
      <style:text-properties officeooo:paragraph-rsid="001c6555"/>
    </style:style>
    <style:style style:name="P6" style:family="paragraph" style:parent-style-name="Text_20_body">
      <style:text-properties fo:color="#333333" style:font-name="Lucida Console" officeooo:paragraph-rsid="001e3917"/>
    </style:style>
    <style:style style:name="P7" style:family="paragraph" style:parent-style-name="Text_20_body">
      <style:text-properties fo:color="#333333" style:font-name="Liberation Serif" officeooo:paragraph-rsid="001c6555"/>
    </style:style>
    <style:style style:name="P8" style:family="paragraph" style:parent-style-name="Text_20_body">
      <style:text-properties fo:color="#333333" style:font-name="Liberation Serif" officeooo:paragraph-rsid="001f9c0e"/>
    </style:style>
    <style:style style:name="P9" style:family="paragraph" style:parent-style-name="Text_20_body">
      <style:text-properties fo:color="#333333" style:font-name="Liberation Serif" officeooo:paragraph-rsid="0021924f"/>
    </style:style>
    <style:style style:name="P10" style:family="paragraph" style:parent-style-name="Text_20_body">
      <style:text-properties officeooo:paragraph-rsid="00228426"/>
    </style:style>
    <style:style style:name="P11" style:family="paragraph" style:parent-style-name="Text_20_body">
      <style:text-properties officeooo:paragraph-rsid="00235277"/>
    </style:style>
    <style:style style:name="P12" style:family="paragraph" style:parent-style-name="Text_20_body">
      <style:text-properties officeooo:paragraph-rsid="00238611"/>
    </style:style>
    <style:style style:name="P13" style:family="paragraph" style:parent-style-name="Text_20_body">
      <style:text-properties officeooo:paragraph-rsid="00269a69"/>
    </style:style>
    <style:style style:name="P14" style:family="paragraph" style:parent-style-name="Title">
      <style:paragraph-properties fo:text-align="start" style:justify-single-word="false"/>
    </style:style>
    <style:style style:name="P15" style:family="paragraph" style:parent-style-name="Heading_20_2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8ff5c" officeooo:paragraph-rsid="0018ff5c"/>
    </style:style>
    <style:style style:name="P16" style:family="paragraph" style:parent-style-name="Heading_20_1">
      <style:text-properties officeooo:rsid="0018ff5c" officeooo:paragraph-rsid="0018ff5c"/>
    </style:style>
    <style:style style:name="P17" style:family="paragraph" style:parent-style-name="Standard">
      <style:text-properties fo:color="#333333" style:font-name="Lucida Console" officeooo:paragraph-rsid="001e3917"/>
    </style:style>
    <style:style style:name="P18" style:family="paragraph" style:parent-style-name="Standard">
      <style:text-properties fo:color="#333333" style:font-name="Lucida Console" fo:font-size="10pt" officeooo:rsid="00228426" officeooo:paragraph-rsid="00228426" style:font-size-asian="10pt" style:font-size-complex="10pt"/>
    </style:style>
    <style:style style:name="P19" style:family="paragraph" style:parent-style-name="Standard">
      <style:text-properties fo:color="#333333" style:font-name="Liberation Serif" officeooo:paragraph-rsid="001e3917"/>
    </style:style>
    <style:style style:name="P20" style:family="paragraph" style:parent-style-name="Standard">
      <style:text-properties fo:color="#333333" style:font-name="Liberation Serif" fo:font-size="10pt" officeooo:rsid="001e3917" officeooo:paragraph-rsid="001e3917" style:font-size-asian="10pt" style:font-size-complex="10pt"/>
    </style:style>
    <style:style style:name="P21" style:family="paragraph" style:parent-style-name="Standard">
      <style:text-properties fo:color="#333333" style:font-name="Liberation Serif" fo:font-size="10pt" officeooo:rsid="001e3917" officeooo:paragraph-rsid="001f9c0e" style:font-size-asian="10pt" style:font-size-complex="10pt"/>
    </style:style>
    <style:style style:name="P22" style:family="paragraph" style:parent-style-name="Standard">
      <style:text-properties fo:color="#333333" style:font-name="Liberation Serif" fo:font-size="10pt" officeooo:rsid="00235277" officeooo:paragraph-rsid="00235277" style:font-size-asian="10pt" style:font-size-complex="10pt"/>
    </style:style>
    <style:style style:name="P23" style:family="paragraph" style:parent-style-name="Standard">
      <style:text-properties officeooo:paragraph-rsid="001bdff4"/>
    </style:style>
    <style:style style:name="P24" style:family="paragraph" style:parent-style-name="Standard">
      <style:text-properties style:use-window-font-color="true" style:font-name="Liberation Serif" officeooo:paragraph-rsid="001c6555"/>
    </style:style>
    <style:style style:name="P25" style:family="paragraph" style:parent-style-name="Standard">
      <style:text-properties style:use-window-font-color="true" style:font-name="Liberation Serif" officeooo:paragraph-rsid="001e3917"/>
    </style:style>
    <style:style style:name="P26" style:family="paragraph" style:parent-style-name="Standard">
      <style:text-properties officeooo:paragraph-rsid="001c6555"/>
    </style:style>
    <style:style style:name="P27" style:family="paragraph" style:parent-style-name="Standard">
      <style:text-properties officeooo:paragraph-rsid="001e3917"/>
    </style:style>
    <style:style style:name="P28" style:family="paragraph" style:parent-style-name="Standard">
      <style:text-properties officeooo:paragraph-rsid="00235277"/>
    </style:style>
    <style:style style:name="P29" style:family="paragraph" style:parent-style-name="Heading_20_3">
      <style:text-properties officeooo:rsid="00238611" officeooo:paragraph-rsid="00238611"/>
    </style:style>
    <style:style style:name="P3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font-size="10pt" fo:font-weight="bold" officeooo:rsid="0018ff5c" officeooo:paragraph-rsid="0018ff5c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font-size="10pt" officeooo:rsid="001929cf" officeooo:paragraph-rsid="001929cf" style:font-size-asian="10pt" style:font-size-complex="10pt"/>
    </style:style>
    <style:style style:name="P33" style:family="paragraph" style:parent-style-name="Table_20_Contents">
      <style:text-properties fo:font-size="10pt" officeooo:rsid="001a11ca" officeooo:paragraph-rsid="001a11ca" style:font-size-asian="10pt" style:font-size-complex="10pt"/>
    </style:style>
    <style:style style:name="T1" style:family="text">
      <style:text-properties fo:font-weight="bold" officeooo:rsid="0018ff5c" style:font-weight-asian="bold" style:font-weight-complex="bold"/>
    </style:style>
    <style:style style:name="T2" style:family="text">
      <style:text-properties fo:font-weight="bold" officeooo:rsid="001c6555" style:font-weight-asian="bold" style:font-weight-complex="bold"/>
    </style:style>
    <style:style style:name="T3" style:family="text">
      <style:text-properties fo:font-weight="bold" officeooo:rsid="001f9c0e" style:font-weight-asian="bold" style:font-weight-complex="bold"/>
    </style:style>
    <style:style style:name="T4" style:family="text">
      <style:text-properties fo:font-weight="bold" officeooo:rsid="0021924f" style:font-weight-asian="bold" style:font-weight-complex="bold"/>
    </style:style>
    <style:style style:name="T5" style:family="text">
      <style:text-properties fo:font-weight="bold" officeooo:rsid="00238611" style:font-weight-asian="bold" style:font-weight-complex="bold"/>
    </style:style>
    <style:style style:name="T6" style:family="text">
      <style:text-properties fo:font-weight="bold" officeooo:rsid="00254c5f" style:font-weight-asian="bold" style:font-weight-complex="bold"/>
    </style:style>
    <style:style style:name="T7" style:family="text">
      <style:text-properties fo:language="cs" fo:country="CZ" fo:font-weight="bold" officeooo:rsid="001c6555" style:font-weight-asian="bold" style:font-weight-complex="bold"/>
    </style:style>
    <style:style style:name="T8" style:family="text">
      <style:text-properties fo:language="cs" fo:country="CZ" fo:font-weight="bold" officeooo:rsid="00269a69" style:font-weight-asian="bold" style:font-weight-complex="bold"/>
    </style:style>
    <style:style style:name="T9" style:family="text">
      <style:text-properties fo:language="cs" fo:country="CZ" officeooo:rsid="001c6555"/>
    </style:style>
    <style:style style:name="T10" style:family="text">
      <style:text-properties fo:language="cs" fo:country="CZ" officeooo:rsid="00269a69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69a69"/>
    </style:style>
    <style:style style:name="T13" style:family="text">
      <style:text-properties fo:language="en" fo:country="US" fo:font-weight="bold" officeooo:rsid="00269a69" style:font-weight-asian="bold" style:font-weight-complex="bold"/>
    </style:style>
    <style:style style:name="T14" style:family="text">
      <style:text-properties officeooo:rsid="0018ff5c"/>
    </style:style>
    <style:style style:name="T15" style:family="text">
      <style:text-properties officeooo:rsid="001929cf"/>
    </style:style>
    <style:style style:name="T16" style:family="text">
      <style:text-properties officeooo:rsid="001a11ca"/>
    </style:style>
    <style:style style:name="T17" style:family="text">
      <style:text-properties officeooo:rsid="001bdff4"/>
    </style:style>
    <style:style style:name="T18" style:family="text">
      <style:text-properties style:font-name="Lucida Console"/>
    </style:style>
    <style:style style:name="T19" style:family="text">
      <style:text-properties style:font-name="Lucida Console" officeooo:rsid="001e3917"/>
    </style:style>
    <style:style style:name="T20" style:family="text">
      <style:text-properties style:font-name="Lucida Console" fo:language="en" fo:country="US" officeooo:rsid="001e3917"/>
    </style:style>
    <style:style style:name="T21" style:family="text">
      <style:text-properties style:font-name="Lucida Console" officeooo:rsid="001f9c0e"/>
    </style:style>
    <style:style style:name="T22" style:family="text">
      <style:text-properties fo:color="#333333" style:font-name="Lucida Console"/>
    </style:style>
    <style:style style:name="T23" style:family="text">
      <style:text-properties fo:color="#333333" style:font-name="Lucida Console" officeooo:rsid="001bdff4"/>
    </style:style>
    <style:style style:name="T24" style:family="text">
      <style:text-properties fo:color="#333333" style:font-name="Lucida Console" officeooo:rsid="001c6555"/>
    </style:style>
    <style:style style:name="T25" style:family="text">
      <style:text-properties fo:color="#333333" style:font-name="Liberation Serif" officeooo:rsid="001bdff4"/>
    </style:style>
    <style:style style:name="T26" style:family="text">
      <style:text-properties officeooo:rsid="001c6555"/>
    </style:style>
    <style:style style:name="T27" style:family="text">
      <style:text-properties style:use-window-font-color="true" style:font-name="Liberation Serif"/>
    </style:style>
    <style:style style:name="T28" style:family="text">
      <style:text-properties style:use-window-font-color="true" style:font-name="Liberation Serif" officeooo:rsid="001c6555"/>
    </style:style>
    <style:style style:name="T29" style:family="text">
      <style:text-properties style:use-window-font-color="true" style:font-name="Liberation Serif" fo:language="cs" fo:country="CZ" officeooo:rsid="001c6555"/>
    </style:style>
    <style:style style:name="T30" style:family="text">
      <style:text-properties style:use-window-font-color="true" style:font-name="Liberation Serif" fo:language="cs" fo:country="CZ" officeooo:rsid="001e3917"/>
    </style:style>
    <style:style style:name="T31" style:family="text">
      <style:text-properties style:use-window-font-color="true" style:font-name="Liberation Serif" fo:language="cs" fo:country="CZ" fo:font-weight="bold" officeooo:rsid="001e3917" style:font-weight-asian="bold" style:font-weight-complex="bold"/>
    </style:style>
    <style:style style:name="T32" style:family="text">
      <style:text-properties style:use-window-font-color="true" style:font-name="Liberation Serif" fo:language="cs" fo:country="CZ" fo:font-weight="bold" officeooo:rsid="00228426" style:font-weight-asian="bold" style:font-weight-complex="bold"/>
    </style:style>
    <style:style style:name="T33" style:family="text">
      <style:text-properties style:use-window-font-color="true" style:font-name="Liberation Serif" fo:language="cs" fo:country="CZ" fo:font-weight="bold" officeooo:rsid="00235277" style:font-weight-asian="bold" style:font-weight-complex="bold"/>
    </style:style>
    <style:style style:name="T34" style:family="text">
      <style:text-properties style:use-window-font-color="true" style:font-name="Liberation Serif" fo:language="cs" fo:country="CZ" officeooo:rsid="00228426"/>
    </style:style>
    <style:style style:name="T35" style:family="text">
      <style:text-properties style:use-window-font-color="true" style:font-name="Liberation Serif" fo:language="cs" fo:country="CZ" fo:font-weight="normal" officeooo:rsid="00228426" style:font-weight-asian="normal" style:font-weight-complex="normal"/>
    </style:style>
    <style:style style:name="T36" style:family="text">
      <style:text-properties style:use-window-font-color="true" style:font-name="Liberation Serif" fo:language="cs" fo:country="CZ" fo:font-weight="normal" officeooo:rsid="00235277" style:font-weight-asian="normal" style:font-weight-complex="normal"/>
    </style:style>
    <style:style style:name="T37" style:family="text">
      <style:text-properties style:use-window-font-color="true" style:font-name="Liberation Serif" fo:language="cs" fo:country="CZ" officeooo:rsid="00235277"/>
    </style:style>
    <style:style style:name="T38" style:family="text">
      <style:text-properties style:use-window-font-color="true" style:font-name="Liberation Serif" officeooo:rsid="001bdff4"/>
    </style:style>
    <style:style style:name="T39" style:family="text">
      <style:text-properties style:use-window-font-color="true" style:font-name="Liberation Serif" officeooo:rsid="001e3917"/>
    </style:style>
    <style:style style:name="T40" style:family="text">
      <style:text-properties style:use-window-font-color="true" style:font-name="Liberation Serif" fo:language="en" fo:country="US" officeooo:rsid="001e3917"/>
    </style:style>
    <style:style style:name="T41" style:family="text">
      <style:text-properties style:use-window-font-color="true" style:font-name="Liberation Serif" fo:language="en" fo:country="US" officeooo:rsid="00228426"/>
    </style:style>
    <style:style style:name="T42" style:family="text">
      <style:text-properties style:use-window-font-color="true" officeooo:rsid="001e3917"/>
    </style:style>
    <style:style style:name="T43" style:family="text">
      <style:text-properties style:use-window-font-color="true" fo:font-weight="bold" officeooo:rsid="001e3917" style:font-weight-asian="bold" style:font-weight-complex="bold"/>
    </style:style>
    <style:style style:name="T44" style:family="text">
      <style:text-properties fo:color="#0000ff" officeooo:rsid="001c6555"/>
    </style:style>
    <style:style style:name="T45" style:family="text">
      <style:text-properties fo:color="#cc00cc" officeooo:rsid="001c6555"/>
    </style:style>
    <style:style style:name="T46" style:family="text">
      <style:text-properties officeooo:rsid="001f9c0e"/>
    </style:style>
    <style:style style:name="T47" style:family="text">
      <style:text-properties officeooo:rsid="0021924f"/>
    </style:style>
    <style:style style:name="T48" style:family="text">
      <style:text-properties fo:color="#ff00cc" style:font-name="Lucida Console"/>
    </style:style>
    <style:style style:name="T49" style:family="text">
      <style:text-properties officeooo:rsid="00238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elbinův test online</text:p>
      <text:h text:style-name="P15" text:outline-level="2">Technická dokumentace</text:h>
      <text:h text:style-name="P16" text:outline-level="1">Popis architektury</text:h>
      <text:p text:style-name="P1"><text:tab/><text:span text:style-name="T14">Aplikace je napsaná v jazyce PHP a funguje na principu MVC (mode-view-controller). Základní funkčnost zajišťuje PHP framework </text:span><text:span text:style-name="T1">zEngine</text:span><text:span text:style-name="T14">. K chodu aplikace je potřeba mySQL databáze.</text:span></text:p>
      <text:h text:style-name="Heading_20_3" text:outline-level="3">Požadavky na běh aplikace</text:h>
      <text:list xml:id="list8253880801505135179" text:style-name="L1">
        <text:list-item>
          <text:p text:style-name="P2">Webový server Apache 2 nebo adekvátní alternativa</text:p>
          <text:list>
            <text:list-item>
              <text:p text:style-name="P3">mod_rewrite</text:p>
            </text:list-item>
            <text:list-item>
              <text:p text:style-name="P2">PHP 7</text:p>
            </text:list-item>
          </text:list>
        </text:list-item>
        <text:list-item>
          <text:p text:style-name="P3">mySQL 5</text:p>
        </text:list-item>
      </text:list>
      <text:h text:style-name="P29" text:outline-level="3">Popis běhu aplikace využívající zEngine</text:h>
      <text:p text:style-name="P12"><text:tab/><text:span text:style-name="T49">Když webový server obdrží požadavek na webovou stránku, je tento požadavek pomocí mod_rewrite přesměrován na soubor index.php, původní požadovaná cesta je vložena do proměnné </text:span><text:span text:style-name="T5">path</text:span><text:span text:style-name="T49">, kterou zEngine použije pro určení toho, jaký controller a view použít.</text:span></text:p>
      <text:p text:style-name="P12"><text:tab/><text:span text:style-name="T49">Celý požadavek je poté zpracován v metodě </text:span><text:span text:style-name="T5">run</text:span><text:span text:style-name="T6">()</text:span><text:span text:style-name="T49"> ve třídě </text:span><text:span text:style-name="T5">zEngine</text:span><text:span text:style-name="T49">, která je srdcem celé aplikace. Tato třída je velice minimalistická, její jediný úkol je načíst použité moduly a poté ve správném pořadí zavolat klíčové metody z modulu </text:span><text:span text:style-name="T5">core</text:span><text:span text:style-name="T49">, který jako jediný je pro běh aplikace nezbytný.</text:span></text:p>
      <text:p text:style-name="P12"><text:tab/><text:span text:style-name="T12">Modul </text:span><text:span text:style-name="T13">core</text:span><text:span text:style-name="T12"> se n</text:span><text:span text:style-name="T49">ejprve pokusí najít vhodný controller v adresáři aplikace a pokud jej nenalezne, použije controller z adresáře zEngine. Pokud není controller nalezen ani v jednom adresáři, dojde k přesměrování na </text:span><text:span text:style-name="T10">výchozí adresu pro nenalezenou stránku (lze nastavit v konfiguračním souboru pro modul </text:span><text:span text:style-name="T8">core</text:span><text:span text:style-name="T10">).</text:span></text:p>
      <text:p text:style-name="P12"><text:span text:style-name="T10"><text:tab/>Controllery, stejně jako view, jsou ve skutečnosti tři – master, main a page – a vykonávají se v tomto pořadí. Ve výchozím stavu zEngine předpokládá, že název view je identický s názvem controlleru, ale toto lze v controlleru změnit zavoláním metody </text:span><text:span text:style-name="T8">setPageTemplate</text:span><text:span text:style-name="T10">. V controlleru je potřeba provést potřebnou aplikační logiku – načíst data z databáze apod. Pomocí metody </text:span><text:span text:style-name="T8">setData</text:span><text:span text:style-name="T10"> posílá controller do view potřebná data.</text:span></text:p>
      <text:p text:style-name="P12"><text:span text:style-name="T10"><text:tab/>View se také vykonávájí v pořadí master, main, page. Úkolem view je vygenerovat html kód, který je poslán prohlížeči. Data poslaná z controlleru si view načte pomocí metody </text:span><text:span text:style-name="T8">getData</text:span><text:span text:style-name="T10">.</text:span></text:p>
      <text:p text:style-name="P13"><text:span text:style-name="T10"><text:tab/>V módu debug (lze nastavit v konfiguračním souboru pro modul </text:span><text:span text:style-name="T8">core</text:span><text:span text:style-name="T10">) se všechny chyby vypisují do prohlížeče, v opačném případě se chyba pouze zapíše do souboru a prohlížeč je přesměrován na obecnou stránku „Chyba“ (lze rovněž nastavit).</text:span></text:p>
      <text:h text:style-name="Heading_20_2" text:outline-level="2"><text:soft-page-break/>Popis souborového systému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31">zEngine</text:p>
          </table:table-cell>
          <table:covered-table-cell/>
          <table:covered-table-cell/>
          <table:covered-table-cell/>
          <table:table-cell table:style-name="Table1.E1" office:value-type="string">
            <text:p text:style-name="P32">Soubory frameworku. Tento adresář musí být připojen ke každé aplikaci využívající zEngine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table:number-columns-spanned="3" office:value-type="string">
            <text:p text:style-name="P31">s<text:span text:style-name="T15">rc</text:span></text:p>
          </table:table-cell>
          <table:covered-table-cell/>
          <table:covered-table-cell/>
          <table:table-cell table:style-name="Table1.E2" office:value-type="string">
            <text:p text:style-name="P32">Zdrojové kódy frameworku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table:number-columns-spanned="2" office:value-type="string">
            <text:p text:style-name="P31">app</text:p>
          </table:table-cell>
          <table:covered-table-cell/>
          <table:table-cell table:style-name="Table1.E2" office:value-type="string">
            <text:p text:style-name="P32">Zdrojové kódy v PHP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admin</text:p>
          </table:table-cell>
          <table:table-cell table:style-name="Table1.E2" office:value-type="string">
            <text:p text:style-name="P32">Administrační část. Základ pro administraci webů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controllers</text:p>
          </table:table-cell>
          <table:table-cell table:style-name="Table1.E2" office:value-type="string">
            <text:p text:style-name="P32">Kontrolery pro MVC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jobs</text:p>
          </table:table-cell>
          <table:table-cell table:style-name="Table1.E2" office:value-type="string">
            <text:p text:style-name="P32">Samostatně spustitelné úlohy pro správu. Spouští se např. pomocí cron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models</text:p>
          </table:table-cell>
          <table:table-cell table:style-name="Table1.E2" office:value-type="string">
            <text:p text:style-name="P32">Modely pro MVC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resources</text:p>
          </table:table-cell>
          <table:table-cell table:style-name="Table1.E2" office:value-type="string">
            <text:p text:style-name="P32">Výchozí CSS styly a skripty v javascriptu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views</text:p>
          </table:table-cell>
          <table:table-cell table:style-name="Table1.E2" office:value-type="string">
            <text:p text:style-name="P32">Views pro MVC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table:number-columns-spanned="2" office:value-type="string">
            <text:p text:style-name="P31">classes</text:p>
          </table:table-cell>
          <table:covered-table-cell/>
          <table:table-cell table:style-name="Table1.E2" office:value-type="string">
            <text:p text:style-name="P32">Nejrůznější třídy v PHP usnadňující práci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table:number-columns-spanned="2" office:value-type="string">
            <text:p text:style-name="P31">modules</text:p>
          </table:table-cell>
          <table:covered-table-cell/>
          <table:table-cell table:style-name="Table1.E2" office:value-type="string">
            <text:p text:style-name="P32">Moduly frameworku – základní stavební kameny aplikací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table:number-columns-spanned="3" office:value-type="string">
            <text:p text:style-name="P31">s<text:span text:style-name="T15">ql</text:span></text:p>
          </table:table-cell>
          <table:covered-table-cell/>
          <table:covered-table-cell/>
          <table:table-cell table:style-name="Table1.E2" office:value-type="string">
            <text:p text:style-name="P32">SQL skripty pro vytvoření databáze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table:number-columns-spanned="3" office:value-type="string">
            <text:p text:style-name="P31">tests</text:p>
          </table:table-cell>
          <table:covered-table-cell/>
          <table:covered-table-cell/>
          <table:table-cell table:style-name="Table1.E2" office:value-type="string">
            <text:p text:style-name="P32">Testy.</text:p>
          </table:table-cell>
        </table:table-row>
        <table:table-row>
          <table:table-cell table:style-name="Table1.A2" table:number-columns-spanned="4" office:value-type="string">
            <text:p text:style-name="P31">belbin</text:p>
          </table:table-cell>
          <table:covered-table-cell/>
          <table:covered-table-cell/>
          <table:covered-table-cell/>
          <table:table-cell table:style-name="Table1.E2" office:value-type="string">
            <text:p text:style-name="P32">Soubory samotné aplikace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table:number-columns-spanned="3" office:value-type="string">
            <text:p text:style-name="P31">prezentace</text:p>
          </table:table-cell>
          <table:covered-table-cell/>
          <table:covered-table-cell/>
          <table:table-cell table:style-name="Table1.E2" office:value-type="string">
            <text:p text:style-name="P32">Prezentace projektu vytvořená pro předmět PRE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table:number-columns-spanned="3" office:value-type="string">
            <text:p text:style-name="P31">www</text:p>
          </table:table-cell>
          <table:covered-table-cell/>
          <table:covered-table-cell/>
          <table:table-cell table:style-name="Table1.E2" office:value-type="string">
            <text:p text:style-name="P32">Soubory, které musí být nakopírovány na www server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table:number-columns-spanned="2" office:value-type="string">
            <text:p text:style-name="P31">app</text:p>
          </table:table-cell>
          <table:covered-table-cell/>
          <table:table-cell table:style-name="Table1.E2" office:value-type="string">
            <text:p text:style-name="P32">Soubory aplikace. Tento adresář by z bezpečnostních důvodů neměl být přes prohlížeč přístupný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admin</text:p>
          </table:table-cell>
          <table:table-cell table:style-name="Table1.E2" office:value-type="string">
            <text:p text:style-name="P32">Administrační část. Přístup do této části webu vyžaduje přihlášení správce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config</text:p>
          </table:table-cell>
          <table:table-cell table:style-name="Table1.E2" office:value-type="string">
            <text:p text:style-name="P32">Konfigurační soubory. Veškerá konfigurace aplikace se provádí editací konfiguračních souborů v tomto adresáři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controllers</text:p>
          </table:table-cell>
          <table:table-cell table:style-name="Table1.E2" office:value-type="string">
            <text:p text:style-name="P32">Kontrolery pro MVC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lang</text:p>
          </table:table-cell>
          <table:table-cell table:style-name="Table1.E2" office:value-type="string">
            <text:p text:style-name="P32">Soubory s lokalizací (překladem) aplikace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models</text:p>
          </table:table-cell>
          <table:table-cell table:style-name="Table1.E2" office:value-type="string">
            <text:p text:style-name="P32">Modely pro MVC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views</text:p>
          </table:table-cell>
          <table:table-cell table:style-name="Table1.E2" office:value-type="string">
            <text:p text:style-name="P32">Views pro MVC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table:number-columns-spanned="2" office:value-type="string">
            <text:p text:style-name="P31">public</text:p>
          </table:table-cell>
          <table:covered-table-cell/>
          <table:table-cell table:style-name="Table1.E2" office:value-type="string">
            <text:p text:style-name="P33">Tento adresář obsahuje zásadní soubor index.php. Tento adresář musí ve webovém serveru nastaven jako výchozí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table:number-columns-spanned="3" office:value-type="string">
            <text:p text:style-name="P31">zadani</text:p>
          </table:table-cell>
          <table:covered-table-cell/>
          <table:covered-table-cell/>
          <table:table-cell table:style-name="Table1.E2" office:value-type="string">
            <text:p text:style-name="P33">Zadání projektu ve formátu html.</text:p>
          </table:table-cell>
        </table:table-row>
      </table:table>
      <text:p text:style-name="Text_20_body"/>
      <text:h text:style-name="Heading_20_2" text:outline-level="2">Instalace</text:h>
      <text:p text:style-name="P4"><text:tab/><text:span text:style-name="T16">Tento návod předpokládá, že používáte server Apache, ale postup bude s drobnými obměnami funkční i pro jiné webové servery.</text:span></text:p>
      <text:p text:style-name="P4"><text:span text:style-name="T16"><text:tab/>Nejprve zkopírujte všechny soubory na webový server. Pokud máte na serveru nainstalovaný GIT, tak nejsnažším způsobem je stáhnout si všechny soubory z GitHubu.</text:span></text:p>
      <text:p text:style-name="P4"><text:tab/><text:span text:style-name="T17">Začneme tím, že vytvoříme pro aplikaci adresář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><text:span text:style-name="T17">cd /var/www/<text:line-break/>mkdir belbin</text:span></text:p>
          </table:table-cell>
        </table:table-row>
      </table:table>
      <text:p text:style-name="P23"><text:span text:style-name="T22"/></text:p>
      <text:p text:style-name="P23"><text:span text:style-name="T27"><text:tab/></text:span><text:span text:style-name="T38">Teď stáhneme soubory frameworku:</text:span></text:p>
      <text:p text:style-name="P23"><text:soft-page-break/><text:span text:style-name="T38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T22">git clone </text:span><text:a xlink:type="simple" xlink:href="https://github.com/lotcz/zEngine" text:style-name="Internet_20_link" text:visited-style-name="Visited_20_Internet_20_Link">https://github.com/lotcz/</text:a><text:a xlink:type="simple" xlink:href="https://github.com/lotcz/zEngine" text:style-name="Internet_20_link" text:visited-style-name="Visited_20_Internet_20_Link"><text:span text:style-name="T23">zEngine</text:span></text:a><text:span text:style-name="T23"> zEngine</text:span></text:p>
          </table:table-cell>
        </table:table-row>
      </table:table>
      <text:p text:style-name="P23"><text:span text:style-name="T38"/></text:p>
      <text:p text:style-name="P26"><text:span text:style-name="T25"><text:tab/></text:span><text:span text:style-name="T28">A te</text:span><text:span text:style-name="T29">ď soubory samotné aplikace:</text:span></text:p>
      <text:p text:style-name="P26"><text:span text:style-name="T29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T22">git clone </text:span><text:a xlink:type="simple" xlink:href="https://github.com/lotcz/belbin" text:style-name="Internet_20_link" text:visited-style-name="Visited_20_Internet_20_Link">https://github.com/lotcz/belbin</text:a><text:span text:style-name="T22"> </text:span><text:span text:style-name="T24">belbin</text:span></text:p>
          </table:table-cell>
        </table:table-row>
      </table:table>
      <text:p text:style-name="P26"><text:span text:style-name="T29"/></text:p>
      <text:p text:style-name="P24"><text:span text:style-name="T26"><text:tab/>Soubory můžete samozřejmě zkopírovat i jinak, např. pomocí FTP nebo SSH. Důležité je, aby adresář </text:span><text:span text:style-name="T2">zEngine</text:span><text:span text:style-name="T26"> se soubory frameworku byl umíst</text:span><text:span text:style-name="T9">ěn ve stejném adresáři jako adresáš </text:span><text:span text:style-name="T7">belbin</text:span><text:span text:style-name="T9"> se soubory aplikace.</text:span></text:p>
      <text:p text:style-name="P4"/>
      <text:p text:style-name="P4"><text:tab/><text:span text:style-name="T26">Dalším důležitým krokem je nastavení webového serveru, aby výchozím adresářem byl adresář </text:span><text:span text:style-name="T2">belbin/www/public</text:span><text:span text:style-name="T26">, ve kterém je soubor </text:span><text:span text:style-name="T2">index.php</text:span><text:span text:style-name="T26">. Nastavení serveru Apache můžete provést například následovně: v adresáři </text:span><text:span text:style-name="T2">/etc/apache2/sites-available</text:span><text:span text:style-name="T26"> vytvořte soubor belbin.conf s následujícím obsahem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"><text:span text:style-name="T26">&lt;VirtualHost *:80&gt;<text:line-break/><text:tab/>ServerName </text:span><text:span text:style-name="T44">belbin.zavadil.eu</text:span><text:span text:style-name="T26"><text:line-break/><text:tab/>DocumentRoot </text:span><text:span text:style-name="T45">/var/www/belbin/belbin/www/public</text:span><text:span text:style-name="T26"><text:line-break/>&lt;/VirtualHost&gt;</text:span></text:p>
          </table:table-cell>
        </table:table-row>
      </table:table>
      <text:p text:style-name="P7"/>
      <text:p text:style-name="P7"><text:tab/><text:span text:style-name="T43">ServerName</text:span><text:span text:style-name="T42"> musí být nastaven na skutečnou adresu, na které chcete aplikaci provozovat. </text:span><text:span text:style-name="T43">DocumentRoot</text:span><text:span text:style-name="T42"> musí být celá systémová cesta do adresáře </text:span><text:span text:style-name="T43">public</text:span><text:span text:style-name="T42">.</text:span></text:p>
      <text:p text:style-name="P7"><text:span text:style-name="T42"><text:tab/>Pro aktivaci stránek je ještě třeba webovému serveru říci o nové aplikaci a restartovat jej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9"><text:span text:style-name="T19">a2ensite belbin.</text:span><text:span text:style-name="T20">conf<text:line-break/>service apache2 restart</text:span><text:span text:style-name="T19"> </text:span></text:p>
          </table:table-cell>
        </table:table-row>
      </table:table>
      <text:p text:style-name="P7"><text:span text:style-name="T42"/></text:p>
      <text:p text:style-name="P5"><text:span text:style-name="T39"><text:tab/></text:span><text:span text:style-name="T40">Pro spr</text:span><text:span text:style-name="T30">ávné fungování aplikace je důležitý zapnutý mod_rewrite a správně napsané cesty v souboru </text:span><text:span text:style-name="T31">.htaccess</text:span><text:span text:style-name="T30">. Pro náš příklad, kdy web běží na adrese </text:span><text:a xlink:type="simple" xlink:href="http://belbin.zavadil.eu/" text:style-name="Internet_20_link" text:visited-style-name="Visited_20_Internet_20_Link">http://belbin.zavadil.eu</text:a><text:span text:style-name="T30">, musí soubor .htaccess vypadat následovně:</text:span><text:span text:style-name="T16"><text:tab/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0"><text:span text:style-name="T18">&lt;IfModule mod_rewrite.c&gt;</text:span></text:p>
            <text:p text:style-name="P20"><text:span text:style-name="T18"><text:s text:c="4"/>RewriteEngine On</text:span></text:p>
            <text:p text:style-name="P20"><text:span text:style-name="T18"><text:tab/></text:span></text:p>
            <text:p text:style-name="P20"><text:span text:style-name="T18"><text:s text:c="4"/>RewriteCond %{REQUEST_URI} ^/resources/ [NC]</text:span></text:p>
            <text:p text:style-name="P20"><text:span text:style-name="T18"><text:tab/>RewriteCond %{REQUEST_URI} !^/resources/$ [NC]</text:span></text:p>
            <text:p text:style-name="P20"><text:span text:style-name="T18"><text:s text:c="4"/>RewriteRule ^resources/(.*) /resources.php?path=resources/$1 [L,QSA]</text:span></text:p>
            <text:p text:style-name="P20"><text:span text:style-name="T18"><text:tab/></text:span></text:p>
            <text:p text:style-name="P20"><text:span text:style-name="T18"><text:s text:c="4"/>RewriteCond %{REQUEST_URI} ^/jobs/ [NC]</text:span></text:p>
            <text:p text:style-name="P20"><text:span text:style-name="T18"><text:tab/>RewriteCond %{REQUEST_URI} !^/jobs/$ [NC]</text:span></text:p>
            <text:p text:style-name="P20"><text:span text:style-name="T18"><text:s text:c="4"/>RewriteRule ^jobs/(.*) /jobs.php?path=jobs/$1 [L,QSA]</text:span></text:p>
            <text:p text:style-name="P20"><text:span text:style-name="T18"><text:tab/></text:span></text:p>
            <text:p text:style-name="P20"><text:span text:style-name="T18"><text:s text:c="4"/># Handle Front Page...</text:span></text:p>
            <text:p text:style-name="P20"><text:span text:style-name="T18"><text:s text:c="4"/>RewriteCond %{REQUEST_FILENAME} !-d</text:span></text:p>
            <text:p text:style-name="P20"><text:span text:style-name="T18"><text:s text:c="4"/>RewriteCond %{REQUEST_FILENAME} !-f</text:span></text:p>
            <text:p text:style-name="P20"><text:span text:style-name="T18"><text:s text:c="4"/>RewriteRule ^(.*) /index.php?path=$1 [L,QSA]</text:span></text:p>
            <text:p text:style-name="P20"><text:span text:style-name="T18">&lt;/IfModule&gt;</text:span></text:p>
          </table:table-cell>
        </table:table-row>
      </table:table>
      <text:p text:style-name="Text_20_body"><text:span text:style-name="T39"/></text:p>
      <text:p text:style-name="Text_20_body"><text:tab/><text:span text:style-name="T46">V případě, že chcete aplikaci provozovat např. Na adrese </text:span><text:a xlink:type="simple" xlink:href="http://example.com/belbinuvtest" text:style-name="Internet_20_link" text:visited-style-name="Visited_20_Internet_20_Link"><text:span text:style-name="T46">http://example.com/belbinuvtest</text:span></text:a><text:span text:style-name="T46">, budete muset upravit cesty v souboru </text:span><text:span text:style-name="T3">.htaccess</text:span><text:span text:style-name="T46">, aby vypadal následovně:</text:span></text:p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21"><text:span text:style-name="T18">&lt;IfModule mod_rewrite.c&gt;</text:span></text:p>
            <text:p text:style-name="P21"><text:span text:style-name="T18"><text:s text:c="4"/>RewriteEngine On</text:span></text:p>
            <text:p text:style-name="P21"><text:span text:style-name="T18"><text:tab/></text:span></text:p>
            <text:p text:style-name="P21"><text:span text:style-name="T18"><text:s text:c="4"/>RewriteCond %{REQUEST_URI} ^/</text:span><text:span text:style-name="T21">belbinuvtest/</text:span><text:span text:style-name="T18">resources/ [NC]</text:span></text:p>
            <text:p text:style-name="P21"><text:span text:style-name="T18"><text:tab/>RewriteCond %{REQUEST_URI} !^/</text:span><text:span text:style-name="T21">belbinuvtest/</text:span><text:span text:style-name="T18">resources/$ [NC]</text:span></text:p>
            <text:p text:style-name="P21"><text:span text:style-name="T18"><text:s text:c="4"/>RewriteRule ^resources/(.*) /</text:span><text:span text:style-name="T21">belbinuvtest/</text:span><text:span text:style-name="T18">resources.php?path=resources/$1 [L,QSA]</text:span></text:p>
            <text:p text:style-name="P21"><text:span text:style-name="T18"><text:tab/></text:span></text:p>
            <text:p text:style-name="P21"><text:span text:style-name="T18"><text:s text:c="4"/>RewriteCond %{REQUEST_URI} ^/</text:span><text:span text:style-name="T21">belbinuvtest/</text:span><text:span text:style-name="T18">jobs/ [NC]</text:span></text:p>
            <text:p text:style-name="P21"><text:span text:style-name="T18"><text:tab/>RewriteCond %{REQUEST_URI} !^/</text:span><text:span text:style-name="T21">belbinuvtest/</text:span><text:span text:style-name="T18">jobs/$ [NC]</text:span></text:p>
            <text:p text:style-name="P21"><text:span text:style-name="T18"><text:s text:c="4"/>RewriteRule ^jobs/(.*) /</text:span><text:span text:style-name="T21">belbinuvtest/</text:span><text:span text:style-name="T18">jobs.php?path=jobs/$1 [L,QSA]</text:span></text:p>
            <text:p text:style-name="P21"><text:span text:style-name="T18"><text:tab/></text:span></text:p>
            <text:p text:style-name="P21"><text:span text:style-name="T18"><text:s text:c="4"/># Handle Front Page...</text:span></text:p>
            <text:p text:style-name="P21"><text:span text:style-name="T18"><text:s text:c="4"/>RewriteCond %{REQUEST_FILENAME} !-d</text:span></text:p>
            <text:p text:style-name="P21"><text:span text:style-name="T18"><text:s text:c="4"/>RewriteCond %{REQUEST_FILENAME} !-f</text:span></text:p>
            <text:p text:style-name="P21"><text:span text:style-name="T18"><text:s text:c="4"/>RewriteRule ^(.*) /</text:span><text:span text:style-name="T21">belbinuvtest/</text:span><text:span text:style-name="T18">index.php?path=$1 [L,QSA]</text:span></text:p>
            <text:p text:style-name="P21"><text:span text:style-name="T18">&lt;/IfModule&gt;</text:span></text:p>
          </table:table-cell>
        </table:table-row>
      </table:table>
      <text:p text:style-name="P8"><text:span text:style-name="T42"/></text:p>
      <text:h text:style-name="Heading_20_2" text:outline-level="2">Instalace databáze</text:h>
      <text:p text:style-name="Text_20_body"><text:tab/><text:span text:style-name="T46">Na Vašem databázovém serveru je potřeba vytvořit nový katalog, vytvořit tabulky frameworku, tabulky aplikace, a naplnit je daty. SQL skripty pro toto vše jsou součástí zdrojových kódů.</text:span></text:p>
      <text:p text:style-name="Text_20_body"><text:tab/><text:span text:style-name="T46">Soubor </text:span><text:span text:style-name="T3">zEngine/src/sql/zEngine.sql</text:span><text:span text:style-name="T46"> vytvoří katalog a tabulky pro framework, spusťte jej na mySQL serveru jako první. Poté spusťte soubor </text:span><text:span text:style-name="T3">belbin/belbin.sql</text:span><text:span text:style-name="T46">, který vytvoří tabulky pro samotnou aplikaci. Nakonec spusťte soubor </text:span><text:span text:style-name="T3">belbin/data.sql</text:span><text:span text:style-name="T46">, který naplní databázi základními daty, především otázkami a odpověďmi Belbinova testu. Poslední soubor nemusíte spouštět, pokud chcete otázky a odpovědi vytvořit sami pomocí uživatelského rozhraní.</text:span></text:p>
      <text:p text:style-name="Text_20_body"><text:tab/><text:span text:style-name="T47">Na závěr ještě vytvořte v databázi administrátora, abyste se mohli poprvé přihlásit. Následující SQL query vytvoří uživatele </text:span><text:span text:style-name="T4">admin</text:span><text:span text:style-name="T47"> s heslem </text:span><text:span text:style-name="T4">admin123</text:span><text:span text:style-name="T47">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8">INSERT INTO `users` (`user_login`, `user_email`, `user_password_hash`, `user_is_superuser`, `user_language_id`) VALUES ( '<text:span text:style-name="T11">admin</text:span>', 'mojemejly@centrum.cz', '$10$PK4Q7SADwoQLvO3gbXz/dOBvOL6tHPthTXAoDdNs/uFcBbMOGz5ym', 1, 1);</text:p>
          </table:table-cell>
        </table:table-row>
      </table:table>
      <text:p text:style-name="P9"><text:span text:style-name="T42"/></text:p>
      <text:h text:style-name="Heading_20_2" text:outline-level="2"><text:span text:style-name="T41">Konfigurace aplikace</text:span></text:h>
      <text:p text:style-name="P10"><text:span text:style-name="T41"><text:tab/>Posledn</text:span><text:span text:style-name="T34">í krok instalace je vytvoření konfiguračních souborů pro aplikaci. Soubory nemusíte vytvářet ručně, v adresáři </text:span><text:span text:style-name="T32">belbin/www/app/config/examples</text:span><text:span text:style-name="T34"> jsou připraveny příklady konfiguračních souborů, které stačí jen trochu upravit. Zkopírujte tedy všechny soubory z adresáře <text:s/></text:span><text:span text:style-name="T32">belbin/www/app/config/examples</text:span><text:span text:style-name="T35"> o úroveň výše, tedy do adresáře </text:span><text:span text:style-name="T32">belbin/www/app/config/</text:span><text:span text:style-name="T35">.</text:span></text:p>
      <text:p text:style-name="P10"><text:span text:style-name="T35"><text:tab/></text:span><text:span text:style-name="T36">Pro fungování aplikace je potřeba provést pouze dvě změny. Za prvé otevřete soubor </text:span><text:span text:style-name="T33">core.php</text:span><text:span text:style-name="T36"> a změňte základní URL aplikace (měla by být stejná jako hodnota, kterou jste nastavili jako ServerName při konfiguraci web serveru). V tomto souboru je také dobré vypnout mód ladění, ale to až později - poté, co aplikaci úspěšně nastavíte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2"><text:span text:style-name="T18">&lt;?php</text:span></text:p>
            <text:p text:style-name="P22"><text:span text:style-name="T18"/></text:p>
            <text:p text:style-name="P22"><text:span text:style-name="T18"><text:tab/>return [</text:span></text:p>
            <text:p text:style-name="P22"><text:span text:style-name="T18"/></text:p>
            <text:p text:style-name="P22"><text:span text:style-name="T18"><text:tab/><text:tab/>'site_title' =&gt; 'Belbinův test týmových rolí',</text:span></text:p>
            <text:p text:style-name="P22"><text:soft-page-break/><text:span text:style-name="T18"/></text:p>
            <text:p text:style-name="P22"><text:span text:style-name="T18"><text:tab/><text:tab/>'base_url' =&gt; '</text:span><text:span text:style-name="T48">http://belbin.zavadil.eu</text:span><text:span text:style-name="T18">',</text:span></text:p>
            <text:p text:style-name="P22"><text:span text:style-name="T18"/></text:p>
            <text:p text:style-name="P22"><text:span text:style-name="T18"><text:tab/><text:tab/>'debug_mode' =&gt; </text:span><text:span text:style-name="T48">false</text:span><text:span text:style-name="T18">,</text:span></text:p>
            <text:p text:style-name="P22"><text:span text:style-name="T18"/></text:p>
            <text:p text:style-name="P22"><text:span text:style-name="T18"><text:tab/><text:tab/>'error_page' =&gt; 'error.html',</text:span></text:p>
            <text:p text:style-name="P22"><text:span text:style-name="T18"/></text:p>
            <text:p text:style-name="P22"><text:span text:style-name="T18"><text:tab/>];</text:span></text:p>
          </table:table-cell>
        </table:table-row>
      </table:table>
      <text:p text:style-name="P11"><text:span text:style-name="T40"/></text:p>
      <text:p text:style-name="P11"><text:span text:style-name="T40"><text:tab/></text:span><text:span text:style-name="T37">A teď ještě otevřete soubor </text:span><text:span text:style-name="T33">mysql.php</text:span><text:span text:style-name="T37"> a nastavte údaje pro přístup do databáze:</text:span></text:p>
      <text:p text:style-name="P2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2"><text:span text:style-name="T18">&lt;?php</text:span></text:p>
            <text:p text:style-name="P22"><text:span text:style-name="T18"/></text:p>
            <text:p text:style-name="P22"><text:span text:style-name="T18"><text:tab/>return [</text:span></text:p>
            <text:p text:style-name="P22"><text:span text:style-name="T18"/></text:p>
            <text:p text:style-name="P22"><text:span text:style-name="T18"><text:tab/><text:tab/>'db_host' =&gt; '</text:span><text:span text:style-name="T48">localhost</text:span><text:span text:style-name="T18">',</text:span></text:p>
            <text:p text:style-name="P22"><text:span text:style-name="T18"><text:tab/><text:tab/>'db_login' =&gt; '</text:span><text:span text:style-name="T48">dbuser</text:span><text:span text:style-name="T18">',</text:span></text:p>
            <text:p text:style-name="P22"><text:span text:style-name="T18"><text:tab/><text:tab/>'db_password' =&gt; '</text:span><text:span text:style-name="T48">your_db_password</text:span><text:span text:style-name="T18">',</text:span></text:p>
            <text:p text:style-name="P22"><text:span text:style-name="T18"><text:tab/><text:tab/>'db_name' =&gt; '</text:span><text:span text:style-name="T48">belbin</text:span><text:span text:style-name="T18">'</text:span></text:p>
            <text:p text:style-name="P22"><text:span text:style-name="T18"/></text:p>
            <text:p text:style-name="P22"><text:span text:style-name="T18"><text:tab/>];</text:span></text:p>
          </table:table-cell>
        </table:table-row>
      </table:table>
      <text:p text:style-name="P11"><text:span text:style-name="T40"/></text:p>
      <text:p text:style-name="P11"><text:span text:style-name="T40"><text:tab/></text:span><text:span text:style-name="T37">Gratuluji, teď je aplikace nainstalovaná a nakonfigurovaná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1:02.368000000</meta:creation-date>
    <dc:date>2018-01-17T20:58:24.196000000</dc:date>
    <meta:editing-duration>PT1H27M8S</meta:editing-duration>
    <meta:editing-cycles>10</meta:editing-cycles>
    <meta:generator>LibreOffice/5.0.4.2$Windows_X86_64 LibreOffice_project/2b9802c1994aa0b7dc6079e128979269cf95bc78</meta:generator>
    <meta:document-statistic meta:table-count="11" meta:image-count="0" meta:object-count="0" meta:page-count="5" meta:paragraph-count="140" meta:word-count="1084" meta:character-count="8437" meta:non-whitespace-character-count="7355"/>
  </office:meta>
</office:document-meta>
</file>